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family="'Standard Symbols L'" style:font-pitch="variable" style:font-charset="x-symbol" fo:font-size="36pt" style:font-size-asian="36pt" style:font-size-complex="36pt"/>
    </style:style>
    <style:style style:name="T2" style:family="text">
      <style:text-properties style:text-position="sub 58%" fo:font-family="'Standard Symbols L'" style:font-pitch="variable" style:font-charset="x-symbol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112cm" svg:height="11.094cm" svg:x="7.55cm" svg:y="4.96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12cm" svg:height="11.094cm" svg:x="13.707cm" svg:y="4.943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262cm" svg:height="11.055cm" svg:x="7.591cm" svg:y="4.983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17cm" svg:height="2.283cm" svg:x="9.342cm" svg:y="9.693cm">
          <draw:text-box>
            <text:p text:style-name="P2"><text:span text:style-name="T1">k</text:span><text:span text:style-name="T2">1</text:span><text:span text:style-name="T3">=1</text:span></text:p>
          </draw:text-box>
        </draw:frame>
        <draw:frame draw:style-name="gr4" draw:text-style-name="P3" draw:layer="layout" svg:width="3.017cm" svg:height="2.283cm" svg:x="15.034cm" svg:y="9.65cm">
          <draw:text-box>
            <text:p text:style-name="P2"><text:span text:style-name="T1">k</text:span><text:span text:style-name="T2">2</text:span><text:span text:style-name="T3">=4</text:span></text:p>
          </draw:text-box>
        </draw:frame>
        <draw:frame draw:style-name="gr4" draw:text-style-name="P5" draw:layer="layout" svg:width="3.271cm" svg:height="1.517cm" svg:x="11.757cm" svg:y="3.115cm">
          <draw:text-box>
            <text:p text:style-name="P4"><text:span text:style-name="T4">North</text:span></text:p>
          </draw:text-box>
        </draw:frame>
        <draw:frame draw:style-name="gr4" draw:text-style-name="P5" draw:layer="layout" svg:width="3.461cm" svg:height="1.517cm" svg:x="11.991cm" svg:y="16.507cm">
          <draw:text-box>
            <text:p text:style-name="P4"><text:span text:style-name="T4">South</text:span></text:p>
          </draw:text-box>
        </draw:frame>
        <draw:frame draw:style-name="gr4" draw:text-style-name="P6" draw:layer="layout" svg:width="2.767cm" svg:height="1.517cm" draw:transform="rotate (-1.57079632679579) translate (21.837cm 9.217cm)">
          <draw:text-box>
            <text:p text:style-name="P4"><text:span text:style-name="T4">East</text:span></text:p>
          </draw:text-box>
        </draw:frame>
        <draw:frame draw:style-name="gr4" draw:text-style-name="P6" draw:layer="layout" svg:width="3.059cm" svg:height="1.517cm" draw:transform="rotate (1.5707963267946) translate (5.485cm 12.096cm)">
          <draw:text-box>
            <text:p text:style-name="P4"><text:span text:style-name="T4">West</text:span></text:p>
          </draw:text-box>
        </draw:frame>
        <draw:frame draw:style-name="gr4" draw:text-style-name="P8" draw:layer="layout" svg:width="2.246cm" svg:height="1.195cm" svg:x="6.099cm" svg:y="16.032cm">
          <draw:text-box>
            <text:p text:style-name="P7"><text:span text:style-name="T5">(0,0)</text:span></text:p>
          </draw:text-box>
        </draw:frame>
        <draw:frame draw:style-name="gr4" draw:text-style-name="P8" draw:layer="layout" svg:width="2.246cm" svg:height="1.195cm" svg:x="19.008cm" svg:y="3.698cm">
          <draw:text-box>
            <text:p text:style-name="P7"><text:span text:style-name="T5">(1,1)</text:span></text:p>
          </draw:text-box>
        </draw:frame>
        <draw:frame draw:style-name="gr4" draw:text-style-name="P3" draw:layer="layout" svg:width="1.844cm" svg:height="2.283cm" svg:x="9.876cm" svg:y="7.474cm">
          <draw:text-box>
            <text:p text:style-name="P4"><text:span text:style-name="T1">W</text:span><text:span text:style-name="T2">1</text:span></text:p>
          </draw:text-box>
        </draw:frame>
        <draw:frame draw:style-name="gr4" draw:text-style-name="P3" draw:layer="layout" svg:width="1.844cm" svg:height="2.283cm" svg:x="15.676cm" svg:y="7.475cm">
          <draw:text-box>
            <text:p text:style-name="P4"><text:span text:style-name="T1">W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11-03-30T00:11:48</meta:creation-date>
    <dc:date>2011-03-30T00:21:10</dc:date>
    <meta:editing-cycles>1</meta:editing-cycles>
    <meta:editing-duration>PT9M2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